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24pt" officeooo:rsid="00206844" officeooo:paragraph-rsid="00206844" style:font-size-asian="21pt" style:font-size-complex="24pt"/>
    </style:style>
    <style:style style:name="P2" style:family="paragraph" style:parent-style-name="Standard">
      <style:paragraph-properties fo:line-height="200%" fo:text-align="center" style:justify-single-word="false">
        <style:tab-stops>
          <style:tab-stop style:position="2.3543in"/>
        </style:tab-stops>
      </style:paragraph-properties>
      <style:text-properties fo:font-size="18pt" officeooo:rsid="00206844" officeooo:paragraph-rsid="00206844" style:font-size-asian="15.75pt" style:font-size-complex="18pt"/>
    </style:style>
    <style:style style:name="P3" style:family="paragraph" style:parent-style-name="Standard">
      <style:paragraph-properties fo:line-height="200%"/>
      <style:text-properties officeooo:rsid="001f95db" officeooo:paragraph-rsid="0023a33a"/>
    </style:style>
    <style:style style:name="P4" style:family="paragraph" style:parent-style-name="Standard">
      <style:paragraph-properties fo:line-height="200%"/>
      <style:text-properties officeooo:rsid="001f95db" officeooo:paragraph-rsid="00265102"/>
    </style:style>
    <style:style style:name="P5" style:family="paragraph" style:parent-style-name="Text_20_body">
      <style:paragraph-properties fo:line-height="200%"/>
      <style:text-properties officeooo:paragraph-rsid="002addb3"/>
    </style:style>
    <style:style style:name="P6" style:family="paragraph" style:parent-style-name="Standard">
      <style:paragraph-properties fo:line-height="200%"/>
      <style:text-properties officeooo:rsid="001f95db" officeooo:paragraph-rsid="003019fe"/>
    </style:style>
    <style:style style:name="P7" style:family="paragraph" style:parent-style-name="Standard">
      <style:paragraph-properties fo:line-height="200%" fo:text-align="center" style:justify-single-word="false"/>
      <style:text-properties officeooo:rsid="001f95db" officeooo:paragraph-rsid="003019fe"/>
    </style:style>
    <style:style style:name="P8" style:family="paragraph" style:parent-style-name="Standard">
      <style:paragraph-properties fo:line-height="200%" fo:text-align="center" style:justify-single-word="false"/>
      <style:text-properties officeooo:rsid="001f95db" officeooo:paragraph-rsid="0036a431"/>
    </style:style>
    <style:style style:name="P9" style:family="paragraph" style:parent-style-name="Standard">
      <style:paragraph-properties fo:line-height="200%" fo:text-align="start" style:justify-single-word="false"/>
      <style:text-properties officeooo:rsid="001f95db" officeooo:paragraph-rsid="00329861"/>
    </style:style>
    <style:style style:name="P10" style:family="paragraph" style:parent-style-name="Standard">
      <style:paragraph-properties fo:line-height="200%" fo:text-align="start" style:justify-single-word="false"/>
      <style:text-properties officeooo:rsid="001f95db" officeooo:paragraph-rsid="0036a431"/>
    </style:style>
    <style:style style:name="P11" style:family="paragraph" style:parent-style-name="Standard">
      <style:paragraph-properties fo:line-height="200%" fo:text-align="start" style:justify-single-word="false"/>
      <style:text-properties fo:font-weight="bold" officeooo:rsid="001f95db" officeooo:paragraph-rsid="0036a431" style:font-weight-asian="bold" style:font-weight-complex="bold"/>
    </style:style>
    <style:style style:name="P12" style:family="paragraph" style:parent-style-name="Standard">
      <style:paragraph-properties fo:line-height="200%" fo:text-align="start" style:justify-single-word="false"/>
      <style:text-properties fo:font-weight="normal" officeooo:rsid="001f95db" officeooo:paragraph-rsid="0036a431" style:font-weight-asian="normal" style:font-weight-complex="normal"/>
    </style:style>
    <style:style style:name="P13" style:family="paragraph" style:parent-style-name="Standard">
      <style:paragraph-properties fo:line-height="200%" fo:text-align="center" style:justify-single-word="false" fo:break-before="page"/>
      <style:text-properties officeooo:rsid="001f95db" officeooo:paragraph-rsid="003019fe"/>
    </style:style>
    <style:style style:name="P14" style:family="paragraph" style:parent-style-name="Standard">
      <style:paragraph-properties fo:line-height="200%" fo:text-align="center" style:justify-single-word="false" fo:break-before="page"/>
      <style:text-properties officeooo:rsid="001f95db" officeooo:paragraph-rsid="0036a431"/>
    </style:style>
    <style:style style:name="P15" style:family="paragraph" style:parent-style-name="Standard">
      <style:paragraph-properties fo:line-height="200%" fo:text-align="center" style:justify-single-word="false" fo:break-before="page"/>
      <style:text-properties fo:font-weight="bold" officeooo:rsid="001f95db" officeooo:paragraph-rsid="0036a431" style:font-weight-asian="bold" style:font-weight-complex="bold"/>
    </style:style>
    <style:style style:name="P16" style:family="paragraph" style:parent-style-name="Text_20_body">
      <style:paragraph-properties fo:line-height="200%" fo:text-align="center" style:justify-single-word="false" fo:break-before="page"/>
      <style:text-properties officeooo:rsid="002b4604" officeooo:paragraph-rsid="002b4604"/>
    </style:style>
    <style:style style:name="P17" style:family="paragraph" style:parent-style-name="Text_20_body">
      <style:paragraph-properties fo:line-height="200%" fo:text-align="center" style:justify-single-word="false"/>
      <style:text-properties officeooo:rsid="002b4604" officeooo:paragraph-rsid="002b4604"/>
    </style:style>
    <style:style style:name="T1" style:family="text">
      <style:text-properties officeooo:rsid="0023a33a"/>
    </style:style>
    <style:style style:name="T2" style:family="text">
      <style:text-properties officeooo:rsid="0024ddae"/>
    </style:style>
    <style:style style:name="T3" style:family="text">
      <style:text-properties officeooo:rsid="00265102"/>
    </style:style>
    <style:style style:name="T4" style:family="text">
      <style:text-properties fo:font-variant="normal" fo:text-transform="none" fo:color="#000000" style:text-line-through-style="none" style:font-name="Liberation Serif" fo:font-size="11.25pt" fo:font-style="normal" style:text-underline-style="none" fo:font-weight="bold" style:text-blinking="false" fo:background-color="transparent" style:font-weight-asian="bold" style:font-weight-complex="bold"/>
    </style:style>
    <style:style style:name="T5" style:family="text">
      <style:text-properties fo:font-variant="normal" fo:text-transform="none" fo:color="#000000" style:text-line-through-style="none" style:font-name="Liberation Serif" fo:font-size="12pt" fo:font-style="normal" style:text-underline-style="none" fo:font-weight="normal" officeooo:rsid="001f95db" style:text-blinking="false" fo:background-color="transparent" style:font-size-asian="12pt" style:font-size-complex="12pt"/>
    </style:style>
    <style:style style:name="T6" style:family="text">
      <style:text-properties fo:font-variant="normal" fo:text-transform="none" fo:color="#000000" style:text-line-through-style="none" style:font-name="Liberation Serif" fo:font-size="12pt" fo:font-style="normal" style:text-underline-style="none" fo:font-weight="normal" officeooo:rsid="002addb3" style:text-blinking="false" fo:background-color="transparent" style:font-size-asian="12pt" style:font-size-complex="12pt"/>
    </style:style>
    <style:style style:name="T7" style:family="text">
      <style:text-properties fo:font-variant="normal" fo:text-transform="none" fo:color="#1155cc" style:text-line-through-style="none" style:font-name="Liberation Serif" fo:font-size="12pt" fo:font-style="normal" style:text-underline-style="solid" style:text-underline-width="auto" style:text-underline-color="font-color" fo:font-weight="normal" officeooo:rsid="001f95db" style:text-blinking="false" fo:background-color="transparent" style:font-size-asian="12pt" style:font-size-complex="12pt"/>
    </style:style>
    <style:style style:name="T8" style:family="text">
      <style:text-properties officeooo:rsid="002df6ee"/>
    </style:style>
    <style:style style:name="T9" style:family="text">
      <style:text-properties officeooo:rsid="003019fe"/>
    </style:style>
    <style:style style:name="T10" style:family="text">
      <style:text-properties fo:font-weight="bold" officeooo:rsid="003019fe" style:font-weight-asian="bold" style:font-weight-complex="bold"/>
    </style:style>
    <style:style style:name="T11" style:family="text">
      <style:text-properties fo:font-weight="bold" officeooo:rsid="0036a431" style:font-weight-asian="bold" style:font-weight-complex="bold"/>
    </style:style>
    <style:style style:name="T12" style:family="text">
      <style:text-properties officeooo:rsid="0031b1ed"/>
    </style:style>
    <style:style style:name="T13" style:family="text">
      <style:text-properties officeooo:rsid="00329861"/>
    </style:style>
    <style:style style:name="T14" style:family="text">
      <style:text-properties officeooo:rsid="00338c0e"/>
    </style:style>
    <style:style style:name="T15" style:family="text">
      <style:text-properties officeooo:rsid="0036a431"/>
    </style:style>
    <style:style style:name="T16" style:family="text">
      <style:text-properties fo:font-weight="normal" officeooo:rsid="0036a431"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ementing Mozilla Open Badges through enhancing Lemonade Stand on OLPC XO laptops</text:p>
      <text:p text:style-name="P2">Fernando Ellis, Ian Furry, Ryan Stush, David Wilson</text:p>
      <text:p text:style-name="P17"><text:span text:style-name="T4"/></text:p>
      <text:p text:style-name="P16"><text:span text:style-name="T4">Abstract</text:span></text:p>
      <text:p text:style-name="P5"><text:bookmark text:name="docs-internal-guid-65059133-6101-a7e6-73e1-5b5124368c78"/><text:span text:style-name="T5">As an RIT Summer Undergraduate Research Fellowship (SURF) team, we're tackling the challenge of implementing Mozilla Open Badges into activities on the XO Laptop of One Laptop Per Child (</text:span><text:a xlink:type="simple" xlink:href="about:blank"><text:span text:style-name="T7">http://laptop.org)</text:span></text:a><text:span text:style-name="T5">. We are doing this in a modular way, so that our work can be integrated into other activities and games on the XO. As the XO's run a modified version of Fedora under the hood, we will be leveraging the same technology used by the FedBadges/FedMsg stack. This talk will also cover the social/educational benefits of gamification and game theory, as it relates to learning and student/individual motivation. </text:span><text:span text:style-name="T6">The badges infrastructure will begin for the software that we will be improving, Lemonade Stand.</text:span><text:span text:style-name="T5"> Lemonade Stand teaches children basic business, microeconomic, and mathematical skills through the experience of running a virtual Lemonade stand. </text:span></text:p>
      <text:p text:style-name="P7"><text:span text:style-name="T10"/></text:p>
      <text:p text:style-name="P13"><text:span text:style-name="T10">Background Information</text:span></text:p>
      <text:p text:style-name="P4"><text:span text:style-name="T3"><text:tab/>Mozilla, along with founding partners HASTAC and the MacArthur Foundation, combined funds and resources to start the Mozilla Open Badges project. </text:span>HASTAC was founded in 2002 by Cathy N. Davidson and David Theo Goldberg under the belief that whether or not the current structure of education is outdated, as techonology increases humanity gradually becomes more digital, which in turn creates a rift between traditional learning and the representation of acquired skills. To counter this, they stress an open source approach to defining a new, sustainable, and flexible approach to learning <text:s/>application and recognition to match the evolving field of education. This approach is based on the input of all 9150 members of HASTAC. The information, events, and strategies on the site are posted by, commented on, and rated by a society of scholars dedicated to dissolve the border between the humanities and technology. The members of HASTAC hail from a variety of disciplines and degree levels, allowing for a broad plethora of viewpoints to consider as many points of view per subject considered as possible.</text:p>
      <text:p text:style-name="P4"><text:tab/><text:span text:style-name="T8">The Macarthur Foundation, on the other hand, is more focused on human rights and effective institutions that lead towards the end goal of a more peaceful world. They believe in equality for all, in needs, qualifications, and experiences. As such, the introduction of badges as recognition for skills will provide just that. With everyone around the world able to show what their capable of, badges can and will provide the recognition that would otherwise go unrecognized by most employers, teachers, investors, and those in charge of scholarships, to name a few. Furthermore, the platform of open Badges expands the recognition of all the companies that use it, allowing broader outreach and greater effectiveness. So long as the Badges are used to their full potential of skill representation, people, companies, and organizations alike can benefit greatly from the service.</text:span></text:p>
      <text:p text:style-name="P3"><text:soft-page-break/><text:span text:style-name="T1"><text:tab/>The Mozilla open Badges project was created as a means of recognizing skills acquired outside the classroom. One can find basic </text:span>info about how badges work and what they represent <text:span text:style-name="T1">at openbadges.org</text:span>. Badges can be earned from many sources including job training, online learning, and volunteer programs. <text:span text:style-name="T1">Once earned, badges are put on display in each user's “backpack” at </text:span><text:span text:style-name="T1">backpack.openbadges.org. </text:span>Links to one's backpack can be posted on an in<text:span text:style-name="T1">c</text:span>reasing number of social media sites, allowing for users to represent their accomplishments to future applications to jobs, colleges, user groups, and think tanks. <text:span text:style-name="T1">Badges are ope</text:span>n source <text:span text:style-name="T1">software</text:span>, <text:span text:style-name="T1">allowing for</text:span> any <text:span text:style-name="T1">and all</text:span> organization<text:span text:style-name="T1">s to</text:span> create, issue, and verify digital badges, and <text:span text:style-name="T1">encouraging all</text:span> user<text:span text:style-name="T1">s</text:span> <text:span text:style-name="T1">to</text:span> earn, manage, and display their badges on an ever-expanding web.<text:span text:style-name="T1"> Badges are already backed and being awarded</text:span> by NASA, the Smithsonian, Intel, the Girl Scouts and more. </text:p>
      <text:p text:style-name="P3"><text:tab/><text:span text:style-name="T2">The driving force behind the badges program is the potential for developments, and later improvement by programmers. </text:span>Being an open source project, the <text:span text:style-name="T1">underlying</text:span> code of Mozilla's open badges is also able to be implemented and modified. The technical wiki provides information on getting started, links to the source code; staging, development, and production environments; descriptions of the design architecture, examples of page rendering, and notes on front end development. <text:span text:style-name="T1">Having these tools accessible is key to creating a large community of driven developers eager to implement this system and keep it running.</text:span><text:span text:style-name="T2"> When working on the badges software, programmers not only guide the platform to provide the service it is made to do, but also can gain recognition themselves for being a part of the system, a task badge-worthy in of itself.</text:span></text:p>
      <text:p text:style-name="P6"><text:span text:style-name="T9"/></text:p>
      <text:p text:style-name="P6"><text:span text:style-name="T9">Background information about OLPC</text:span></text:p>
      <text:p text:style-name="P8"><text:span text:style-name="T11"/></text:p>
      <text:p text:style-name="P14"><text:span text:style-name="T11">Methodology-beginnings: understanding what is already in place</text:span></text:p>
      <text:p text:style-name="P10"><text:span text:style-name="T15">Backpack:</text:span></text:p>
      <text:p text:style-name="P9">The Backpack URL where your badges are shown. This can be uploaded to or featured on a series of websites to demonstrate one's level of skill/education in various fields. Each badge has its information on display; Issuer details include the issuer Name, URL of the organization, and the name of the organization; Badge details include the badge name, a description of what the badge represents, and a link to the criteria one needed to accomplish to earn the badge; this information can be found for each badge by clicking on it.<text:span text:style-name="T9"><text:tab/></text:span></text:p>
      <text:p text:style-name="P12"><text:span text:style-name="T15">Early Lemonade Stand:</text:span></text:p>
      <text:p text:style-name="P12"><text:span text:style-name="T15">School Server Capabilities:</text:span></text:p>
      <text:p text:style-name="P15"><text:span text:style-name="T15">Playtesting</text:span></text:p>
      <text:p text:style-name="P11"><text:span text:style-name="T16">We playtested the software Lemonade Stand twice, once ourselves, and a second time with children of the desired age group.</text:span></text:p>
      <text:p text:style-name="P11"><text:span text:style-name="T16"/></text:p>
      <text:p text:style-name="P15"><text:span text:style-name="T15">Implementation / Improvements</text:span></text:p>
      <text:p text:style-name="P12"><text:span text:style-name="T15">We mapped out a series of additions to the game, both to make it more child-friendly and wasier to play.</text:span></text:p>
      <text:p text:style-name="P12"><text:span text:style-name="T15">Creation of Sash:</text:span></text:p>
      <text:p text:style-name="P13"><text:span text:style-name="T10">Discussion within the community</text:span><text:span text:style-name="T9"><text:tab/></text:span></text:p>
      <text:p text:style-name="P6"><text:span text:style-name="T9"><text:tab/>Mozilla published a paper covering t</text:span>he importance of badges in a diverging digital age and what everyone can do to aid in the effort to expand Open Badges or how to benefit from the recognition and fulfillment the entire system has to offer. The report speaks of four examples of learners, showing a wide variety of ways badges can benefit people, organizations, and communities. <text:span text:style-name="T9">Many high schools follow a rigid structure that does not allow for most students to demonstrate skills acquired from extracurricular activities such as </text:span><text:span text:style-name="T12">r</text:span><text:span text:style-name="T9">obotics and film-making. </text:span><text:span text:style-name="T12">C</text:span><text:span text:style-name="T9">ertain skills, such as programming, can often be self-taught or applied for many years without having something to show for it other than an occasionally redundant college degree. </text:span><text:span text:style-name="T12">W</text:span><text:span text:style-name="T9">hen an artist who </text:span><text:span text:style-name="T12">owns few of her works plans on moving, she can find it very difficult to carry over the level of respect and support gradually earned from her city community.</text:span> <text:span text:style-name="T12">A middle-aged worker who needs to find a new job can often find himself unable to demonstrate the skills needed</text:span> in a workforce that has greatly changed since he entered it. <text:span text:style-name="T9">Regardless of which situation one may find themselves in, the Mozilla Open Badges project was made to help them get out of it</text:span>. The Badge framework allows for multiple levels of badges <text:span text:style-name="T12">in a plethora of fields represented by many companies </text:span>to <text:span text:style-name="T12">co</text:span>exist, with more respectable badges only <text:span text:style-name="T12">able to be earned by a professional aptitude testing system. Also,</text:span> <text:span text:style-name="T12">l</text:span>ower level badges can represent one's interest or entry-level status in a field in a way that wouldn't otherwise be able to be represented in a professional standard.</text:p>
      <text:p text:style-name="P6"><text:tab/><text:span text:style-name="T13">This research project opens a path to a fifth kind of potential badge earner; the third-world student who has dedicated her time to learning and truly understanding the technology given her through the One Laptop Per Child program. All the students in Peru, Uruguay, Mongolia, and Ethiopia deserve the right to represent what they have learned in a capacity equal </text:span><text:soft-page-break/><text:span text:style-name="T13">to anyone else. With the ever-expanding internet and global workforce, potential offices can exist in more locations worldwide than ever before. Every XO laptop deployed to a student grants them the access to be a part of an increasingly digital age. This access is granted through the educational software contained within each laptop and the learning capabilities that come with it. <text:s/></text:span><text:span text:style-name="T14">XO laptops can equalize the level of education provided in countries around the world, and <text:s/>when combined with badges can allow for all employees the world over to have recognition for what they have accomplished. Just as there is no reason to deny the level of one country's education to another, there should be equal career opportunities between all countries as well.</text:span></text:p>
      <text:p text:style-name="P6"><text:span text:style-name="T14"/></text:p>
      <text:p text:style-name="P15"><text:span text:style-name="T15">Bibliography</text:span></text:p>
      <text:p text:style-name="P12"><text:span text:style-name="T15">Sources:</text:span></text:p>
      <text:p text:style-name="P12"><text:span text:style-name="T15">-open badges</text:span></text:p>
      <text:p text:style-name="P12"><text:span text:style-name="T15">-macarthur</text:span></text:p>
      <text:p text:style-name="P12"><text:span text:style-name="T15">-HASTAC</text:span></text:p>
      <text:p text:style-name="P12"><text:span text:style-name="T15">-backpack</text:span></text:p>
      <text:p text:style-name="P12"><text:span text:style-name="T15">-olpc</text:span></text:p>
      <text:p text:style-name="P12"><text:span text:style-name="T15">-Walter Bender's blog?</text:span></text:p>
      <text:p text:style-name="P12"><text:span text:style-name="T15">-Lemonade stand wiki</text:span></text:p>
      <text:p text:style-name="P12"><text:span text:style-name="T15">-sugar labs wiki</text:span></text:p>
      <text:p text:style-name="P12"><text:span text:style-name="T15">-Mozillas white pap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ando Ellis</meta:initial-creator>
    <meta:creation-date>2013-08-06T10:20:52</meta:creation-date>
    <dc:date>2013-08-09T01:50:23</dc:date>
    <dc:creator>Fernando Ellis</dc:creator>
    <meta:editing-duration>PT4H54M30S</meta:editing-duration>
    <meta:editing-cycles>12</meta:editing-cycles>
    <meta:generator>LibreOffice/3.6$Linux_X86_64 LibreOffice_project/360m1$Build-2</meta:generator>
    <meta:document-statistic meta:table-count="0" meta:image-count="0" meta:object-count="0" meta:page-count="10" meta:paragraph-count="34" meta:word-count="1376" meta:character-count="8639" meta:non-whitespace-character-count="7284"/>
  </office:meta>
</office:document-meta>
</file>